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6fb" officeooo:paragraph-rsid="00170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icina para uso do GIT</text:p>
      <text:p text:style-name="P1"/>
      <text:p text:style-name="P1">software carpentry</text:p>
      <text:p text:style-name="P1">http://software-carpentry.org</text:p>
      <text:p text:style-name="P1">GIT - sistema de controle de edição.</text:p>
      <text:p text:style-name="P1"/>
      <text:p text:style-name="P1">1. Participarei das oficinas de Content Mining e Pesquisa com imagens</text:p>
      <text:p text:style-name="P1"/>
      <text:p text:style-name="P1">2. Participarei de todas as mesas do seminário.</text:p>
      <text:p text:style-name="P1"/>
      <text:p text:style-name="P1">mudanças...nao marc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1:26:36.642000000</meta:creation-date>
    <dc:date>2014-08-18T11:27:31.382000000</dc:date>
    <meta:editing-duration>P0D</meta:editing-duration>
    <meta:editing-cycles>1</meta:editing-cycles>
    <meta:document-statistic meta:table-count="0" meta:image-count="0" meta:object-count="0" meta:page-count="1" meta:paragraph-count="7" meta:word-count="36" meta:character-count="246" meta:non-whitespace-character-count="217"/>
    <meta:generator>LibreOffice/4.2.5.2$Windows_x86 LibreOffice_project/61cb170a04bb1f12e77c884eab9192be736ec5f5</meta:generator>
  </office:meta>
</office:document-meta>
</file>